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6b33" officeooo:paragraph-rsid="000b6b33"/>
    </style:style>
    <style:style style:name="P2" style:family="paragraph" style:parent-style-name="Standard">
      <style:text-properties officeooo:rsid="000d384d" officeooo:paragraph-rsid="000d3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 1 : Bash</text:p>
      <text:p text:style-name="P1"/>
      <text:p text:style-name="P1">1) Se répérer dans le terminal</text:p>
      <text:p text:style-name="P1">- whoami : savoir qui on est, où sur quelle machine on est</text:p>
      <text:p text:style-name="P1">- pwd : print working directory</text:p>
      <text:p text:style-name="P1">- ls : list les fichiers</text:p>
      <text:p text:style-name="P1">- ls -a : montre aussi ce qui est caché</text:p>
      <text:p text:style-name="P1">- cd : change directory</text:p>
      <text:p text:style-name="P1">- cd.. : revenir au dossier parent</text:p>
      <text:p text:style-name="P1">- cd - : revenir au dossier dans lequel on était précédemment</text:p>
      <text:p text:style-name="P1">- cd / : revenir à la racine. On ne peut pas remonter plus haut.</text:p>
      <text:p text:style-name="P1">- clear : nettoyer le terminal</text:p>
      <text:p text:style-name="P1"/>
      <text:p text:style-name="P1">2) Arborescence</text:p>
      <text:p text:style-name="P1">- echo $HOME : savoir qui est le home</text:p>
      <text:p text:style-name="P1">- adduser « utilisateur » (être en sudo pour faire ça) : rajoute un utilisateur</text:p>
      <text:p text:style-name="P1"/>
      <text:p text:style-name="P2">3) Vim</text:p>
      <text:p text:style-name="P2">- wim fichier.py : entrer dans vim avec fichier.py</text:p>
      <text:p text:style-name="P2">- i : mode insertion</text:p>
      <text:p text:style-name="P2">- echap : pour sortir de l’insertion</text:p>
      <text:p text:style-name="P2">-:w : pour sauvegarder</text:p>
      <text:p text:style-name="P2">-:q : pour quitter</text:p>
      <text:p text:style-name="P2">- :wq : pour sauvegarder et quitter</text:p>
      <text:p text:style-name="P2">-:q ! pour forcer la sortie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2:29:16.577741922</meta:creation-date>
    <meta:editing-duration>PT4H1M48S</meta:editing-duration>
    <meta:editing-cycles>2</meta:editing-cycles>
    <meta:generator>LibreOffice/25.2.6.2$Linux_X86_64 LibreOffice_project/40d1a0e1d5bdf1afaeae24d9ece32bbb00fa66a4</meta:generator>
    <dc:date>2025-11-13T16:44:30.583193089</dc:date>
    <meta:document-statistic meta:table-count="0" meta:image-count="0" meta:object-count="0" meta:page-count="1" meta:paragraph-count="22" meta:word-count="160" meta:character-count="754" meta:non-whitespace-character-count="616"/>
  </office:meta>
</office:document-meta>
</file>